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7.04.2017</text:date>, <text:time>19:17:1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7T19:17:14.65</dc:date>
    <meta:editing-duration>P132DT6H9M46S</meta:editing-duration>
    <meta:editing-cycles>305</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swap(fn As Variant, x As Variant, y As Variant)
	swap = apply(fn, y, x)
End Function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concat()
	test_typeOf()
	test_isString()
	test_toString()
	test_fst()
	test_snd()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Equal(fst(1, 2), 1).x
	assertEqual(fst(2, 1), 2).x
	assertEqual(fst("a", "b"), "a").x
	assertEqual(fst("b", "a"), "b").x
End Function

Function test_snd()
	assertEqual(arityF("snd"), 2).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swap",			True, 3), _
			List("fst",				True, 2), _
			List("snd",				True, 2), _
			List("equ",				True, 2), _
			List("ite",				True, 3), _
			List("concat",			True, 2), _
			List("asc",				True, 1), _
			List("chr",				True, 1), _
			List("readHex",			True, 1), _
			_
			List("existsF",			True, 1), _
			List("arityF", 			True, 1), _
			List("applyToList",		True, 2), _
			_
			List("TList_toString",	True, 1), _
			List("TList_equ",		True, 2), _
			List("isNil",			True, 1), _
			List("cons",			True, 2), _
			List("car",				True, 1), _
			List("cdr",				True, 1), _
			List("cadr",			True, 1), _
			List("caddr",			True, 1),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swap":			result = swap(			a(0), a(1), a(2)	)
		Case "fst":				result = fst(			a(0), a(1)			)
		Case "snd":				result = snd(			a(0), a(1)			)
		Case "equ":				result = equ(			a(0), a(1)			)
		Case "concat":			result = concat(		a(0), a(1)			)
		Case "asc":				result = asc(			a(0)				)
		Case "chr":				result = chr(			a(0)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 tests ============================================================

Function blaha(ByVal xs As Object)
	xs.len = 1
	xs = nil
	blaha = xs
End Function

Function test_Fn()
	Dim i As Integer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Dim fAsc As Variant
	fAsc = lookup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lookupFn("chr")
	assertEqual(arity(fChr), 1).x
	assertEqual(apply(fChr,  9), 	Chr( 9)).x
	assertEqual(apply(fChr, 13), 	Chr(13)).x
	assertEqual(apply(fChr, 32), 	Chr(32)).x
	assertEqual(apply(fChr, 48), 	Chr(48)).x
	assertEqual(apply(fChr, 65), 	Chr(65)).x
	assertEqual(apply(fChr, 66), 	Chr(66)).x
	assertEqual(apply(fChr, 90), 	Chr(90)).x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Array
End Type


Sub Main
	test_Parser()
	Stop
	Dim s As String
	Dim pHexNum As Parser, pHexLit As Parser
	Set pHexNum = mkSeq(Array(pMany(pHexDigit)), "readHex")
	Set pHexLit = mkSeq(Array(pStr("0x"), pHexNum), "snd")
	Dim p As Parser 
	'pChoice(pItem(), pReturn("bar"))
	Set p = mkSeq(Array(pHexLit, pMany(pWhite)), "fst")
	s = "FF 0x1F __µ 0"

	MsgBox( _
		"applying parser '" &amp; p.tp &amp; "' to " &amp; toString(s) &amp; ": " &amp; chr(13) _
		&amp; toString(applyP(p, s)) _
	)

End Sub

'==================================================================

Function mkParser(tp As String, st As Variant)
	Dim result As New Parser
	result.tyname = "TParser"
	result.tp = tp
	result.st = st
	mkParser = result
End Function

' always fails on any string; failure is indicated by returning parseFailure()
Function pFail()
	Static result As New Parser
	If result.tp = "" Then
		result = mkParser("fail", Array())
	End If
	pFail = result
End Function

Function parseFailure()
	parseFailure = nil
End Function

Function isParseFailure(parseResult) As Boolean
	If typeOf(parseResult) &lt;&gt; typeOf(parseFailure) Then
		isParseFailure = False
	Else
		isParseFailure = equ(parseResult, parseFailure)
	End If
End Function

' always succeeds by returning the provided value; without increasing pos
Function pReturn(v As Variant)
	pReturn = mkParser("return", Array(v))
End Function

' fails on empty string but succeeds on all others
' by returning the first character; and increasing pos by 1
Function pItem()
	Static result As New Parser
	If result.tp = "" Then
		result = mkParser("item", Array())
	End If
	pItem = result
End Function

' succeeds on strings with the given prefix t by returning t,
' and advancing pos by the length of t
Function pStr(t As String)
	If (Len(t) = 0) Then
		croak("pStr: cannot match 'exactly' the empty string t=''")
	Else
		pStr = mkParser("str", Array(t))
	End If
End Function

' succeeds if either p1 succeeds (then returning p1's result and pos)
' or (and only if p1 fails) if p2 succeeds, returns p2's result and pos.
' fails if both, p1 and p2 fail
Function pChoice(p1 As Parser, p2 As Parser)
	pChoice = mkParser("choice", Array(p1, p2))
End Function

' never fails: if p fails than pZeroOrOne(p) returns nil + same pos as result,
' otherwise returns a singleton list of p's result + pos
' matches at most once
Function pZeroOrOne(p As Parser)
	pZeroOrOne = mkParser("zeroOrOne", Array(p))
End Function

' never fails: if p fails than pMany(p) returns nil + same pos as result,
' otherwise returns a *REVERSED list* of p results + last pos
' matches as many as possible
Function pManyRev(p As Parser)
	pManyRev = mkParser("manyRev", Array(p))
End Function

' same as pManyRev but with the list in the order as in the parsed string
Function pMany(p As Parser)
	pMany = mkParser("many", Array(p))
End Function

' same as pManyRev but fails if there is no match at all
' matches as many as possible
Function pMany1Rev(p As Parser)
	pMany1Rev = mkParser("many1Rev", Array(p))
End Function

' same as pMany but fails if there is no match at all
' matches as many as possible
Function pMany1(p As Parser)
	pMany1 = mkParser("many1",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pStr("0"), pStr("1"))
	End If
	pBinDigit = result
End Function

Function pDecDigit()
	Static result As Parser	' an uninitialized instance of Parser at first
	If result.tp = "" Then
		result = pChoice(pBinDigit,	pStr("2"))
		result = pChoice(result,	pStr("3"))
		result = pChoice(result,	pStr("4"))
		result = pChoice(result,	pStr("5"))
		result = pChoice(result,	pStr("6"))
		result = pChoice(result,	pStr("7"))
		result = pChoice(result,	pStr("8"))
		result = pChoice(result,	pStr("9"))
	End If
	pDecDigit = result
End Function

Function pHexDigit()
	Static result As Parser	' an uninitialized instance of Parser at first
	If result.tp = "" Then
		result = pChoice(pDecDigit,	pChoice(pStr("A"), pStr("a")))
		result = pChoice(result,	pChoice(pStr("B"), pStr("b")))
		result = pChoice(result,	pChoice(pStr("C"), pStr("c")))
		result = pChoice(result,	pChoice(pStr("D"), pStr("d")))
		result = pChoice(result,	pChoice(pStr("E"), pStr("e")))
		result = pChoice(result,	pChoice(pStr("F"), pStr("f")))
	End If
	pHexDigit = result
End Function

Function lookupParser(pName As String) As Parser
	Dim result As Parser
	Select Case pName
		Case "pWhite":		result = pWhite
		Case "pBinDigit":	result = pBinDigit
		Case "pDecDigit":	result = pDecDigit
		Case Else
			croak("unknown parser " &amp; pName)
	End Select
	lookupParser = result
End Function

'==================================================================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If IsNull(parser) Or IsEmpty(parser) Then
		croak("applyP: parser p = " &amp; toString(parser))
	ElseIf TypeName(parser) = "Object" Then
		Set p = parser
	Else
		croak("applyP: invalid arg parser - " &amp; toString(parser))
	End If
	If IsMissing(pos) Then
		pos = 1
	End If

	Dim result As Variant
	Dim nxtPos As Integer
	If p.tp = "return" Then
		result = Array(p.st(0), pos)
	ElseIf p.tp = "fail" Then
		result = parseFailure
	ElseIf p.tp = "item" Then
		If pos &lt;= Len(s) Then
			result = Array(Mid(s, pos, 1), pos + 1)
		Else
			result = parseFailure
		End If
	ElseIf p.tp = "str" Then
		Dim match As String
		Dim matchLen As Integer
		match = p.st(0)
		matchLen = Len(match)
		If (Mid(s, pos, matchLen) = match) Then
			result = Array(match, pos + matchLen)
		Else
			result = parseFailure
		End If
		'MsgBox("str(" &amp; toString(match) &amp; "), s=" &amp; toString(s) &amp; ", pos=" &amp; toString(pos) &amp; ", matchLen=" &amp; toString(matchLen)_
		'	&amp; chr(13) &amp; "~&gt;" &amp; toString(result))
	ElseIf p.tp = "choice" Then
		result = applyP(p.st(0), s, pos)
		If isParseFailure(result) Then
			result = applyP(p.st(1), s, pos)
		End If
	ElseIf p.tp = "zeroOrOne" Then
		result = applyP(p.st(0), s, pos)
		If isParseFailure(result) Then
			result = Array(nil, pos)
		Else
			result = Array(List(result(0)), result(1))
		End If
	ElseIf (p.tp = "manyRev") Or (p.tp = "many1Rev") Then
		Dim lst As Object
		Dim lstLen As Integer
		nxtPos = pos
		lstLen = 0
		Set lst = nil
		result = applyP(p.st(0), s, nxtPos)
		While Not(isParseFailure(result))
			nxtPos = result(1)
			Set lst = cons(result(0), lst)
			lstLen = lstLen + 1
			result = applyP(p.st(0), s, nxtPos)
		Wend
		If (p.tp = "many1Rev") And isNil(lst) Then
			result = parseFailure
		Else
			result = Array(lst, nxtPos)
		End If
	ElseIf p.tp = "many" Then
		result = applyP(pManyRev(p.st(0)), s, pos)
		result(0) = toArray(reverse(result(0)))
	ElseIf p.tp = "many1" Then
		result = applyP(pMany1Rev(p.st(0)), s, pos)
		result(0) = reverse(result(0))
	ElseIf p.tp = "bind" Then
		result = applyP(p.st(0), s, pos)
		If Not isParseFailure(result) Then
			Dim fResult As Variant
			fResult = applyToList(p.st(1), toList(result(0)))
			result(0) = fResult
		End If
	ElseIf p.tp = "seq" Then
		Dim innerParsers As Variant, t As Variant
		Dim i As Integer, j As Integer, k As Integer
		innerParsers = p.st(0)
		i = LBound(innerParsers)
		k = UBound(innerParsers)
		j = 0
		nxtPos = pos
		Dim iResults(0 To k-i) As Variant
		Do
			t = applyP(innerParsers(i), s, nxtPos)
			If Not isParseFailure(t) Then
				iResults(j) = t(0)
				nxtPos = t(1)
				i = i + 1
				j = j + 1
			End If
		Loop Until (i &gt; k) Or isParseFailure(t)
		If Not IsEmpty(t) Then
'			Dim fResult As Variant
			fResult = applyToList(p.st(1), toList(iResults))
			result = t
			result(0) = fResult
		End If
		MsgBox("seq/" &amp; p.st(1) &amp; ": " &amp; toString(result))
	Else
		result = "unknown Parser '" &amp; p.tp &amp; "'"
		MsgBox("Error in applyP: " &amp; result)
	End If
	applyP = result
End Function


'= tests ============================================================

Function test_Parser()
	Dim tm As Date
	tm = TimeValue(Time)
	test_Parser_fail()
	test_Parser_item()
	test_Parser_return()
	test_Parser_str()
	test_Parser_choice()
	test_Parser_zeroOrOne()
	test_Parser_white()
	test_Parser_binDigit()
	test_Parser_decDigit()
	test_Parser_hexDigit()
	test_Parser_manyRev()
	test_Parser_many()
	test_Parser_many1Rev()
	test_Parser_many1()
	
	tm = TimeValue(Time) - tm
	MsgBox(TimeSerial(Hour(tm), Minute(tm), Second(tm)))
End Function

Function assert_parse(ByVal p As Variant, ByVal ss As Variant, ByVal expected As Variant)
	If isString(p) Then
		p = lookupParser(p)
	End If
	If Not(isString(expected)) Then
		expected = toString(expected)
	End If
	assertEqual(typeOf(p), "Object/TParser").x
	Dim actual As Variant, result As Variant
	
	If isArray(ss) Then
		Dim i As Integer
		For i = LBound(ss) To UBound(ss)
			actual = applyP(p, ss(i))
			result = assertEqual(toString(actual), expected)
			If result.isFail Then 
				MsgBox("at index " &amp; i &amp; ": " &amp; toString(ss(i)))
				Exit For
			End If
		Next i
	Else
		actual = applyP(p, ss)
		result = assertEqual(toString(actual), expected)
	End If
	assert_parse = result
End Function

Function test_Parser_fail()
	assert_parse(pFail, "",		parseFailure).x
	assert_parse(pFail, " ",	parseFailure).x
	assert_parse(pFail, "a",	parseFailure).x
	assert_parse(pFail, "1",	parseFailure).x
	assert_parse(pFail, "[]",	parseFailure).x
End Function

Function test_Parser_item()
	assert_parse(pItem, "",			parseFailure).x
	assert_parse(pItem, " ",		Array(" ", 2)).x
	assert_parse(pItem, "a",		Array("a", 2)).x
	assert_parse(pItem, "1",		Array("1", 2)).x
	assert_parse(pItem, "[]",		Array("[", 2)).x
	assert_parse(pItem, "abcd",		Array("a", 2)).x
	assert_parse(pItem, chr(13),	Array(chr(13), 2)).x
End Function

Function test_Parser_return()
	Dim p As Parser
	Dim expected As Variant

	p = pReturn("bar")
	expected = Array("bar", 1)
	assert_parse(p, "",			expected).x
	assert_parse(p, " ",		expected).x
	assert_parse(p, "a",		expected).x
	assert_parse(p, "1",		expected).x
	assert_parse(p, "[]",		expected).x
	assert_parse(p, "abcd",		expected).x
	assert_parse(p, chr(13),	expected).x

	p = pReturn(4711)	
	expected = Array(4711, 1)
	assert_parse(p, "",			expected).x
	assert_parse(p, " ",		expected).x
	assert_parse(p, "a",		expected).x
	assert_parse(p, "1",		expected).x
	assert_parse(p, "[]",		expected).x
	assert_parse(p, "abcd",		expected).x
	assert_parse(p, chr(13),	expected).x
End Function

Function test_Parser_str()
	Dim p As Parser

'	assertThrows(pStr, Array("")).x

	p = pStr("bar")
	assert_parse(p, "",				parseFailure).x
	assert_parse(p, " ",			parseFailure).x
	assert_parse(p, " " &amp; chr(13),	parseFailure).x
	assert_parse(p, "asdf",			parseFailure).x
	assert_parse(p, " bar",			parseFailure).x
	assert_parse(p, "b",			parseFailure).x
	assert_parse(p, "ba",			parseFailure).x
	assert_parse(p, "bar",			Array("bar", 4)).x
	assert_parse(p, "barb",			Array("bar", 4)).x
	assert_parse(p, "barba",		Array("bar", 4)).x
	assert_parse(p, "barbar",		Array("bar", 4)).x

	p = pStr(chr(13))
	assert_parse(p, "",				parseFailure).x
	assert_parse(p, " ",			parseFailure).x
	assert_parse(p, " " &amp; chr(13),	parseFailure).x
	assert_parse(p, "asdf",			parseFailure).x
	assert_parse(p, " bar",			parseFailure).x
	assert_parse(p, "b",			parseFailure).x
	assert_parse(p, "ba",			parseFailure).x
	assert_parse(p, "bar",			parseFailure).x
	assert_parse(p, "barb",			parseFailure).x
	assert_parse(p, "barba",		parseFailure).x
	assert_parse(p, "barbar",		parseFailure).x
	assert_parse(p, chr(13),					Array("\n", 2)).x
	assert_parse(p, chr(13) &amp; "bar",			Array("\n", 2)).x
	assert_parse(p, chr(13) &amp; chr(13),			Array("\n", 2)).x
	assert_parse(p, chr(13) &amp; chr(13) &amp; "bar",	Array("\n", 2)).x
End Function

Function test_Parser_choice()
	Dim p As Parser
	Dim data As Variant
	Dim expected As Variant
	
	data = Array("", " ", " " &amp; chr(13), "asdf", " bar", "b", "ba", "bar", "barb",_
		"barba", "barbar", chr(13), chr(13) &amp; "bar", chr(13) &amp; chr(13),_
		chr(13) &amp; chr(13) &amp; "bar"_
	)
	p = pChoice(pFail, pFail)
	assert_parse(p, data, parseFailure).x
	
	p = pChoice(pReturn(7), pFail)
	expected = Array(7, 1)
	assert_parse(p, data, expected).x
	
	p = pChoice(pFail, pReturn(7))
	expected = Array(7, 1)
	assert_parse(p, data, expected).x
	
	p = pChoice(pReturn(42), pReturn(7))
	expected = Array(42, 1)
	assert_parse(p, data, expected).x
	
	assert_parse(pChoice(pItem, pReturn(11)), 	"", Array(11, 1)).x
	assert_parse(pChoice(pItem, pStr("x")), 	"", parseFailure).x
	assert_parse(pChoice(pReturn(11), pItem), 	"", Array(11, 1)).x
	assert_parse(pChoice(pStr("x"), pItem), 	"", parseFailure).x
	
	assert_parse(pChoice(pItem, pReturn(11)), 	" ", Array(" ", 2)).x
	assert_parse(pChoice(pItem, pStr("x")), 	" ", Array(" ", 2)).x
	assert_parse(pChoice(pReturn(11), pItem), 	" ", Array(11, 1)).x
	assert_parse(pChoice(pStr("x"), pItem), 	" ", Array(" ", 2)).x
	
	assert_parse(pChoice(pItem, pReturn(11)), 	"x", Array("x", 2)).x
	assert_parse(pChoice(pItem, pStr("x")), 	"x", Array("x", 2)).x
	assert_parse(pChoice(pReturn(11), pItem), 	"x", Array(11, 1)).x
	assert_parse(pChoice(pStr("x"), pItem), 	"x", Array("x", 2)).x
End Function


Function test_Parser_zeroOrOne()
	Dim p As Parser
	Dim data As Variant
	Dim zeroMatches As Variant, oneMatch As Variant
	zeroMatches = Array(nil, 1)
	oneMatch    = Array(List("x"), 2)
		
	data = Array("", " ", " " &amp; chr(13), "asdf", " bar", "b", "ba", "bar", "barb",_
		"barba", "barbar", chr(13), chr(13) &amp; "bar", chr(13) &amp; chr(13),_
		chr(13) &amp; chr(13) &amp; "bar"_
	)

	p = pZeroOrOne(pStr("x"))

	assert_parse(p, data,	zeroMatches).x
	assert_parse(p, "x", 	oneMatch).x
	assert_parse(p, "xx", 	oneMatch).x
	assert_parse(p, "xxx", 	oneMatch).x
	assert_parse(p, " x", 	zeroMatches).x
	assert_parse(p, " xx", 	zeroMatches).x
	assert_parse(p, " xxx",	zeroMatches).x
End Function

Function test_Parser_white()
	Dim p As Parser
	p = pWhite

	assert_parse(p, "", 						parseFailure).x
	assert_parse(p, " ", 						Array(" ", 2)).x
	assert_parse(p, chr(9), 					Array("\t", 2)).x
	assert_parse(p, chr(13), 					parseFailure).x
	assert_parse(p, "asdf",						parseFailure).x
	assert_parse(p, " asdf", 					Array(" ", 2)).x
	assert_parse(p, chr(9) &amp; "asdf", 			Array("\t", 2)).x
	assert_parse(p, chr(13) &amp; "asdf", 			parseFailure).x
	assert_parse(p, "  asdf", 					Array(" ", 2)).x
	assert_parse(p, chr(9) &amp; chr(9) &amp; "asdf", 	Array("\t", 2)).x
	assert_parse(p, chr(13) &amp; chr(9) &amp; "asdf", 	parseFailure).x
	assert_parse(p, chr(9) &amp; chr(13) &amp; "asdf", 	Array("\t", 2)).x
	assert_parse(p, chr(13) &amp; chr(13) &amp; "asdf", parseFailure).x
End Function

Function test_Parser_binDigit()
	Dim p As Parser
	p = pBinDigit

	assert_parse(p, "", 						parseFailure).x
	assert_parse(p, " ", 						parseFailure).x
	assert_parse(p, "sadf",						parseFailure).x
	assert_parse(p, "0sadf", 					Array("0", 2)).x
	assert_parse(p, "1sadf", 					Array("1", 2)).x
	assert_parse(p, "2sadf", 					parseFailure).x
	assert_parse(p, "3sadf", 					parseFailure).x
	assert_parse(p, "4sadf", 					parseFailure).x
	assert_parse(p, "5sadf", 					parseFailure).x
	assert_parse(p, "6sadf", 					parseFailure).x
	assert_parse(p, "7sadf", 					parseFailure).x
	assert_parse(p, "8sadf", 					parseFailure).x
	assert_parse(p, "9sadf", 					parseFailure).x
	assert_parse(p, "Asadf", 					parseFailure).x
	assert_parse(p, "asadf", 					parseFailure).x
	assert_parse(p, "Bsadf", 					parseFailure).x
	assert_parse(p, "bsadf", 					parseFailure).x
	assert_parse(p, "Csadf", 					parseFailure).x
	assert_parse(p, "csadf", 					parseFailure).x
	assert_parse(p, "Dsadf", 					parseFailure).x
	assert_parse(p, "dsadf", 					parseFailure).x
	assert_parse(p, "Esadf", 					parseFailure).x
	assert_parse(p, "esadf", 					parseFailure).x
	assert_parse(p, "Fsadf", 					parseFailure).x
	assert_parse(p, "fsadf", 					parseFailure).x
	assert_parse(p, "Gsadf", 					parseFailure).x
	assert_parse(p, "gsadf", 					parseFailure).x
End Function

Function test_Parser_decDigit()
	Dim p As Parser
	p = pDecDigit

	assert_parse(p, "", 						parseFailure).x
	assert_parse(p, " ", 						parseFailure).x
	assert_parse(p, "sadf",						parseFailure).x
	assert_parse(p, "0sadf", 					Array("0", 2)).x
	assert_parse(p, "1sadf", 					Array("1", 2)).x
	assert_parse(p, "2sadf", 					Array("2", 2)).x
	assert_parse(p, "3sadf", 					Array("3", 2)).x
	assert_parse(p, "4sadf", 					Array("4", 2)).x
	assert_parse(p, "5sadf", 					Array("5", 2)).x
	assert_parse(p, "6sadf", 					Array("6", 2)).x
	assert_parse(p, "7sadf", 					Array("7", 2)).x
	assert_parse(p, "8sadf", 					Array("8", 2)).x
	assert_parse(p, "9sadf", 					Array("9", 2)).x
	assert_parse(p, "Asadf", 					parseFailure).x
	assert_parse(p, "asadf", 					parseFailure).x
	assert_parse(p, "Bsadf", 					parseFailure).x
	assert_parse(p, "bsadf", 					parseFailure).x
	assert_parse(p, "Csadf", 					parseFailure).x
	assert_parse(p, "csadf", 					parseFailure).x
	assert_parse(p, "Dsadf", 					parseFailure).x
	assert_parse(p, "dsadf", 					parseFailure).x
	assert_parse(p, "Esadf", 					parseFailure).x
	assert_parse(p, "esadf", 					parseFailure).x
	assert_parse(p, "Fsadf", 					parseFailure).x
	assert_parse(p, "fsadf", 					parseFailure).x
	assert_parse(p, "Gsadf", 					parseFailure).x
	assert_parse(p, "gsadf", 					parseFailure).x
End Function

Function test_Parser_hexDigit()
	Dim p As Parser
	p = pHexDigit

	assert_parse(p, "", 						parseFailure).x
	assert_parse(p, " ", 						parseFailure).x
	assert_parse(p, "sadf",						parseFailure).x
	assert_parse(p, "0sadf", 					Array("0", 2)).x
	assert_parse(p, "1sadf", 					Array("1", 2)).x
	assert_parse(p, "2sadf", 					Array("2", 2)).x
	assert_parse(p, "3sadf", 					Array("3", 2)).x
	assert_parse(p, "4sadf", 					Array("4", 2)).x
	assert_parse(p, "5sadf", 					Array("5", 2)).x
	assert_parse(p, "6sadf", 					Array("6", 2)).x
	assert_parse(p, "7sadf", 					Array("7", 2)).x
	assert_parse(p, "8sadf", 					Array("8", 2)).x
	assert_parse(p, "9sadf", 					Array("9", 2)).x
	assert_parse(p, "Asadf", 					Array("A", 2)).x
	assert_parse(p, "asadf", 					Array("a", 2)).x
	assert_parse(p, "Bsadf", 					Array("B", 2)).x
	assert_parse(p, "bsadf", 					Array("b", 2)).x
	assert_parse(p, "Csadf", 					Array("C", 2)).x
	assert_parse(p, "csadf", 					Array("c", 2)).x
	assert_parse(p, "Dsadf", 					Array("D", 2)).x
	assert_parse(p, "dsadf", 					Array("d", 2)).x
	assert_parse(p, "Esadf", 					Array("E", 2)).x
	assert_parse(p, "esadf", 					Array("e", 2)).x
	assert_parse(p, "Fsadf", 					Array("F", 2)).x
	assert_parse(p, "fsadf", 					Array("f", 2)).x
	assert_parse(p, "Gsadf", 					parseFailure).x
	assert_parse(p, "gsadf", 					parseFailure).x
End Function


Function test_Parser_manyRev()
	Dim p As Parser
	Dim data As Variant
	Dim zeroMatches As Variant
	zeroMatches = Array(nil, 1)
	
	data = Array("", " ", " " &amp; chr(13), "asdf", " bar", "b", "ba", "bar", "barb",_
		"barba", "barbar", chr(13), chr(13) &amp; "bar", chr(13) &amp; chr(13),_
		chr(13) &amp; chr(13) &amp; "bar"_
	)
	p = pManyRev(pFail)
	assert_parse(p, data, zeroMatches).x
	
	'p = pMany(pReturn(3)) - yields infite sequence of 3s, even on empty string
	
	p = pManyRev(pItem)
	assert_parse(p, "", 			zeroMatches).x
	assert_parse(p, " ", 			Array(List(" "), 2)).x
	assert_parse(p, " " &amp; chr(13),	Array(List("\n", " "), 3)).x
	assert_parse(p, "asdf",			Array(List("f", "d", "s", "a"), 5)).x
	
	p = pManyRev(pStr(" "))
	assert_parse(p, "", 			zeroMatches).x
	assert_parse(p, " ", 			Array(List(" "), 2)).x
	assert_parse(p, " " &amp; chr(13),	Array(List(" "), 2)).x
	assert_parse(p, "asdf",			zeroMatches).x
	assert_parse(p, "  ",			Array(List(" ", " "), 3)).x
	assert_parse(p, "   ",			Array(List(" ", " ", " "), 4)).x
	assert_parse(p, " x ",			Array(List(" "), 2)).x
	assert_parse(p, " x  ",			Array(List(" "), 2)).x
	assert_parse(p, "  x ",			Array(List(" ", " "), 3)).x
	
	p = pManyRev(pDecDigit)
	assert_parse(p, "", 			zeroMatches).x
	assert_parse(p, " ", 			zeroMatches).x
	assert_parse(p, "1", 			Array(List("1"), 2)).x
	assert_parse(p, "12 ", 			Array(List("2", "1"), 3)).x
	assert_parse(p, "12345", 		Array(List("5", "4", "3", "2", "1"), 6)).x
End Function

Function test_Parser_many()
	Dim p As Parser
	Dim data As Variant
	Dim zeroMatches As Variant
	zeroMatches = Array(Array(), 1)
	
	data = Array("", " ", " " &amp; chr(13), "asdf", " bar", "b", "ba", "bar", "barb",_
		"barba", "barbar", chr(13), chr(13) &amp; "bar", chr(13) &amp; chr(13),_
		chr(13) &amp; chr(13) &amp; "bar"_
	)
	p = pMany(pFail)
	assert_parse(p, data, zeroMatches).x
	
	'p = pMany(pReturn(3)) - yields infite sequence of 3s, even on empty string
	
	p = pMany(pItem)
	assert_parse(p, "", 			zeroMatches).x
	assert_parse(p, " ", 			Array(Array(" "), 2)).x
	assert_parse(p, " " &amp; chr(13),	Array(Array(" ", "\n"), 3)).x
	assert_parse(p, "asdf",			Array(Array("a", "s", "d", "f"), 5)).x
	
	p = pMany(pStr(" "))
	assert_parse(p, "", 			zeroMatches).x
	assert_parse(p, " ", 			Array(Array(" "), 2)).x
	assert_parse(p, " " &amp; chr(13),	Array(Array(" "), 2)).x
	assert_parse(p, "asdf",			zeroMatches).x
	assert_parse(p, "  ",			Array(Array(" ", " "), 3)).x
	assert_parse(p, "   ",			Array(Array(" ", " ", " "), 4)).x
	assert_parse(p, " x ",			Array(Array(" "), 2)).x
	assert_parse(p, " x  ",			Array(Array(" "), 2)).x
	assert_parse(p, "  x ",			Array(Array(" ", " "), 3)).x
	
	p = pMany(pDecDigit)
	assert_parse(p, "", 			zeroMatches).x
	assert_parse(p, " ", 			zeroMatches).x
	assert_parse(p, "1", 			Array(Array("1"), 2)).x
	assert_parse(p, "12 ", 			Array(Array("1", "2"), 3)).x
	assert_parse(p, "12345", 		Array(Array("1", "2", "3", "4", "5"), 6)).x
End Function


Function test_Parser_many1Rev()
	Dim p As Parser
	Dim data As Variant
	
	data = Array("", " ", " " &amp; chr(13), "asdf", " bar", "b", "ba", "bar", "barb",_
		"barba", "barbar", chr(13), chr(13) &amp; "bar", chr(13) &amp; chr(13),_
		chr(13) &amp; chr(13) &amp; "bar"_
	)
	p = pMany1Rev(pFail)
	assert_parse(p, data, parseFailure).x
	
	'p = pMany1(pReturn(3)) - yields infite sequence of 3s, except on empty string
	
	p = pMany1Rev(pItem)
	assert_parse(p, "", 			parseFailure).x
	assert_parse(p, " ", 			Array(List(" "), 2)).x
	assert_parse(p, " " &amp; chr(13),	Array(List("\n", " "), 3)).x
	assert_parse(p, "asdf",			Array(List("f", "d", "s", "a"), 5)).x
	
	p = pMany1Rev(pStr(" "))
	assert_parse(p, "", 			parseFailure).x
	assert_parse(p, " ", 			Array(List(" "), 2)).x
	assert_parse(p, " " &amp; chr(13),	Array(List(" "), 2)).x
	assert_parse(p, "asdf",			parseFailure).x
	assert_parse(p, "  ",			Array(List(" ", " "), 3)).x
	assert_parse(p, "   ",			Array(List(" ", " ", " "), 4)).x
	assert_parse(p, " x ",			Array(List(" "), 2)).x
	assert_parse(p, " x  ",			Array(List(" "), 2)).x
	assert_parse(p, "  x ",			Array(List(" ", " "), 3)).x
	
	p = pMany1Rev(pDecDigit)
	assert_parse(p, "", 			parseFailure).x
	assert_parse(p, " ", 			parseFailure).x
	assert_parse(p, "1", 			Array(List("1"), 2)).x
	assert_parse(p, "12 ", 			Array(List("2", "1"), 3)).x
	assert_parse(p, "12345", 		Array(List("5", "4", "3", "2", "1"), 6)).x
End Function

Function test_Parser_many1()
	Dim p As Parser
	Dim data As Variant
	
	data = Array("", " ", " " &amp; chr(13), "asdf", " bar", "b", "ba", "bar", "barb",_
		"barba", "barbar", chr(13), chr(13) &amp; "bar", chr(13) &amp; chr(13),_
		chr(13) &amp; chr(13) &amp; "bar"_
	)
	p = pMany1(pFail)
	assert_parse(p, data, parseFailure).x
	
	'p = pMany1(pReturn(3)) - yields infite sequence of 3s, except on empty string
	
	p = pMany1(pItem)
	assert_parse(p, "", 			parseFailure).x
	assert_parse(p, " ", 			Array(List(" "), 2)).x
	assert_parse(p, " " &amp; chr(13),	Array(List(" ", "\n"), 3)).x
	assert_parse(p, "asdf",			Array(List("a", "s", "d", "f"), 5)).x
	
	p = pMany1(pStr(" "))
	assert_parse(p, "", 			parseFailure).x
	assert_parse(p, " ", 			Array(List(" "), 2)).x
	assert_parse(p, " " &amp; chr(13),	Array(List(" "), 2)).x
	assert_parse(p, "asdf",			parseFailure).x
	assert_parse(p, "  ",			Array(List(" ", " "), 3)).x
	assert_parse(p, "   ",			Array(List(" ", " ", " "), 4)).x
	assert_parse(p, " x ",			Array(List(" "), 2)).x
	assert_parse(p, " x  ",			Array(List(" "), 2)).x
	assert_parse(p, "  x ",			Array(List(" ", " "), 3)).x
	
	p = pMany1(pDecDigit)
	assert_parse(p, "", 			parseFailure).x
	assert_parse(p, " ", 			parseFailure).x
	assert_parse(p, "1", 			Array(List("1"), 2)).x
	assert_parse(p, "12 ", 			Array(List("1", "2"), 3)).x
	assert_parse(p, "12345", 		Array(List("1", "2", "3", "4", "5"), 6)).x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6_Scratch"/>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